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Verdana, Helvetica, Arial"/>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left="0.265cm" fo:margin-right="0.265cm" fo:margin-top="0.265cm" fo:margin-bottom="0.265cm" style:contextual-spacing="false" style:line-height-at-least="0.503cm" fo:widows="1" fo:text-indent="0cm" style:auto-text-indent="false"/>
      <style:text-properties fo:font-variant="normal" fo:text-transform="none" fo:color="#000000" fo:letter-spacing="normal"/>
    </style:style>
    <style:style style:name="P2" style:family="paragraph" style:parent-style-name="Text_20_body">
      <style:paragraph-properties fo:margin-left="0.265cm" fo:margin-right="0.265cm" fo:margin-top="0.265cm" fo:margin-bottom="0.265cm" style:contextual-spacing="false" style:line-height-at-least="0.503cm" fo:widows="1" fo:text-indent="0cm" style:auto-text-indent="false"/>
      <style:text-properties fo:font-variant="normal" fo:text-transform="none" fo:color="#000000" fo:letter-spacing="normal" officeooo:rsid="0000fab3"/>
    </style:style>
    <style:style style:name="P3" style:family="paragraph" style:parent-style-name="Text_20_body">
      <style:paragraph-properties fo:margin-left="0.265cm" fo:margin-right="0.265cm" fo:margin-top="0.265cm" fo:margin-bottom="0.265cm" style:contextual-spacing="false" style:line-height-at-least="0.582cm" fo:widows="1" fo:text-indent="0cm" style:auto-text-indent="false"/>
      <style:text-properties fo:font-variant="normal" fo:text-transform="none" fo:color="#000000" fo:letter-spacing="normal"/>
    </style:style>
    <style:style style:name="P4" style:family="paragraph" style:parent-style-name="Text_20_body">
      <style:paragraph-properties fo:margin-left="0.265cm" fo:margin-right="0.265cm" fo:margin-top="0.055cm" fo:margin-bottom="0.055cm" style:contextual-spacing="false" style:line-height-at-least="0.503cm" fo:widows="1" fo:text-indent="0cm" style:auto-text-indent="false"/>
      <style:text-properties fo:color="#000000" officeooo:rsid="0000fab3" officeooo:paragraph-rsid="0000fab3"/>
    </style:style>
    <style:style style:name="P5" style:family="paragraph" style:parent-style-name="Text_20_body">
      <style:paragraph-properties fo:margin-left="0.265cm" fo:margin-right="0.265cm" fo:margin-top="0.055cm" fo:margin-bottom="0.055cm" style:contextual-spacing="false" style:line-height-at-least="0.503cm" fo:widows="1" fo:text-indent="0cm" style:auto-text-indent="false"/>
      <style:text-properties fo:color="#000000" officeooo:rsid="0001dd8c" officeooo:paragraph-rsid="0001dd8c"/>
    </style:style>
    <style:style style:name="P6" style:family="paragraph" style:parent-style-name="Text_20_body">
      <style:paragraph-properties fo:margin-left="0.265cm" fo:margin-right="0.265cm" fo:margin-top="0.055cm" fo:margin-bottom="0.055cm" style:contextual-spacing="false" style:line-height-at-least="0.503cm" fo:widows="1" fo:text-indent="0cm" style:auto-text-indent="false"/>
      <style:text-properties fo:font-variant="normal" fo:text-transform="none" fo:color="#000000" fo:letter-spacing="normal" officeooo:rsid="0000fab3" officeooo:paragraph-rsid="0000fab3"/>
    </style:style>
    <style:style style:name="P7" style:family="paragraph" style:parent-style-name="Heading_20_1">
      <style:paragraph-properties fo:text-align="center" style:justify-single-word="false"/>
      <style:text-properties style:text-underline-style="none"/>
    </style:style>
    <style:style style:name="T1" style:family="text">
      <style:text-properties fo:font-variant="normal" fo:text-transform="none" fo:color="#000000" fo:letter-spacing="normal" style:text-underline-style="solid" style:text-underline-width="auto" style:text-underline-color="font-color" style:font-name-asian="verdana" style:font-size-asian="10.5pt" style:font-style-asian="normal" style:font-weight-asian="bold"/>
    </style:style>
    <style:style style:name="T2" style:family="text">
      <style:text-properties fo:font-variant="normal" fo:text-transform="none" fo:color="#000000" fo:letter-spacing="normal" style:font-name-asian="verdana" style:font-size-asian="10.5pt" style:font-style-asian="normal" style:font-weight-asian="bold"/>
    </style:style>
    <style:style style:name="T3" style:family="text">
      <style:text-properties fo:font-variant="normal" fo:text-transform="none" fo:color="#000000" style:font-name="verdana" fo:font-size="10.5pt" fo:letter-spacing="normal" fo:font-style="normal" style:text-underline-style="solid" style:text-underline-width="auto" style:text-underline-color="font-color" fo:font-weight="bold"/>
    </style:style>
    <style:style style:name="T4" style:family="text">
      <style:text-properties fo:font-variant="normal" fo:text-transform="none" fo:color="#000000" style:font-name="verdana" fo:font-size="10.5pt" fo:letter-spacing="normal" fo:font-style="normal" fo:font-weight="bold"/>
    </style:style>
    <style:style style:name="T5" style:family="text">
      <style:text-properties style:font-name="georgia" fo:font-size="11.25pt" fo:font-style="normal" fo:font-weight="normal"/>
    </style:style>
    <style:style style:name="T6" style:family="text">
      <style:text-properties style:font-name-asian="georgia" style:font-size-asian="11.2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最近公共祖先问题（</text:span><text:span text:style-name="T5">LCA</text:span><text:span text:style-name="T6">）是求一颗树上的某两点距离他们最近的公共祖先节点，由于树的特性，树上两点之间路径是唯一的，所以对于很多处理关于树的路径问题的时候为了得知树两点的间的路径，</text:span><text:span text:style-name="T5">LCA</text:span><text:span text:style-name="T6">是几乎最有效的解法。</text:span></text:p>
      <text:p text:style-name="P1"><text:span text:style-name="T6">首先是</text:span><text:span text:style-name="T5">LCA</text:span><text:span text:style-name="T6">的倍增算法。算法主体是依靠首先对整个树的预处理</text:span><text:span text:style-name="T5">DFS</text:span><text:span text:style-name="T6">，用来预处理出每个点的直接父节点，同时可以处理出每个点的深度和与根节点的距离，然后利用类似</text:span><text:span text:style-name="T5">RMQ</text:span><text:span text:style-name="T6">的思想处理出每个点的 </text:span><text:span text:style-name="T5">2 </text:span><text:span text:style-name="T6">的幂次的祖先节点，这就可以用 </text:span><text:span text:style-name="T5">nlogn </text:span><text:span text:style-name="T6">的时间完成整个预处理的工作。然后每一次求两个点的</text:span><text:span text:style-name="T5">LCA</text:span><text:span text:style-name="T6">时只要对两个点深度经行考察，将深度深的那个利用倍增先爬到和浅的同一深度，然后一起一步一步爬直到爬到相同节点，就是</text:span><text:span text:style-name="T5">LCA</text:span><text:span text:style-name="T6">了。</text:span></text:p>
      <text:p text:style-name="P4">#include&lt;stdio.h&gt;</text:p>
      <text:p text:style-name="P4">#include&lt;string.h&gt;</text:p>
      <text:p text:style-name="P4">#include&lt;algorithm&gt;</text:p>
      <text:p text:style-name="P4">using namespace std;</text:p>
      <text:p text:style-name="P4"/>
      <text:p text:style-name="P4">const int maxn=1e5+5;</text:p>
      <text:p text:style-name="P4">const int maxm=1e5+5;</text:p>
      <text:p text:style-name="P4">const int maxl=20; <text:s text:c="7"/>//总点数的log范围，一般会开稍大一点</text:p>
      <text:p text:style-name="P4"/>
      <text:p text:style-name="P4">int fa[maxl][maxn],dep[maxn],dis[maxn]; <text:s text:c="7"/></text:p>
      <text:p text:style-name="P4">//fa[i][j]是j点向上（不包括自己）2**i 层的父节点，dep是某个点的深度（根节点深度为0），dis是节点到根节点的距离</text:p>
      <text:p text:style-name="P4">int head[maxn],point[maxm],nxt[maxm],val[maxm],size;</text:p>
      <text:p text:style-name="P4">int n;</text:p>
      <text:p text:style-name="P4"/>
      <text:p text:style-name="P4">void init(){</text:p>
      <text:p text:style-name="P4"><text:s text:c="4"/>size=0;</text:p>
      <text:p text:style-name="P4"><text:s text:c="4"/>memset(head,-1,sizeof(head));</text:p>
      <text:p text:style-name="P4">}</text:p>
      <text:p text:style-name="P4"/>
      <text:p text:style-name="P4">void add(int a,int b,int v){</text:p>
      <text:p text:style-name="P4"><text:s text:c="4"/>point[size]=b;</text:p>
      <text:p text:style-name="P4"><text:s text:c="4"/>val[size]=v;</text:p>
      <text:p text:style-name="P4"><text:s text:c="4"/>nxt[size]=head[a];</text:p>
      <text:p text:style-name="P4"><text:s text:c="4"/>head[a]=size++;</text:p>
      <text:p text:style-name="P4"><text:s text:c="4"/>point[size]=a;</text:p>
      <text:p text:style-name="P4"><text:s text:c="4"/>val[size]=v;</text:p>
      <text:p text:style-name="P4"><text:s text:c="4"/>nxt[size]=head[b];</text:p>
      <text:p text:style-name="P4"><text:s text:c="4"/>head[b]=size++;</text:p>
      <text:p text:style-name="P4">}</text:p>
      <text:p text:style-name="P4"/>
      <text:p text:style-name="P4"><text:soft-page-break/>void Dfs(int s,int pre,int d){ <text:s text:c="7"/>//传入当前节点标号，父亲节点标号，以及当前深度</text:p>
      <text:p text:style-name="P4"><text:s text:c="4"/>fa[0][s]=pre;</text:p>
      <text:p text:style-name="P4"><text:s text:c="4"/>dep[s]=d;</text:p>
      <text:p text:style-name="P4"><text:s text:c="4"/>for(int i=head[s];~i;i=nxt[i]){</text:p>
      <text:p text:style-name="P4"><text:s text:c="8"/>int j=point[i];</text:p>
      <text:p text:style-name="P4"><text:s text:c="8"/>if(j==pre)continue;</text:p>
      <text:p text:style-name="P4"><text:s text:c="8"/>dis[j]=dis[s]+val[i];</text:p>
      <text:p text:style-name="P4"><text:s text:c="8"/>Dfs(j,s,d+1);</text:p>
      <text:p text:style-name="P4"><text:s text:c="4"/>}</text:p>
      <text:p text:style-name="P4">}</text:p>
      <text:p text:style-name="P4"/>
      <text:p text:style-name="P4">void Pre(){</text:p>
      <text:p text:style-name="P4"><text:s text:c="4"/>dis[1]=0;</text:p>
      <text:p text:style-name="P4"><text:s text:c="4"/>Dfs(1,-1,0);</text:p>
      <text:p text:style-name="P4"><text:s text:c="4"/>for(int k=0;k+1&lt;maxl;++k){</text:p>
      <text:p text:style-name="P4"><text:s text:c="8"/>for(int v=1;v&lt;=n;++v){</text:p>
      <text:p text:style-name="P4"><text:s text:c="12"/>if(fa[k][v]&lt;0)fa[k+1][v]=-1;</text:p>
      <text:p text:style-name="P4"><text:s text:c="12"/>else fa[k+1][v]=fa[k][fa[k][v]]; </text:p>
      <text:p text:style-name="P4"><text:s text:c="8"/>}</text:p>
      <text:p text:style-name="P4"><text:s text:c="4"/>}</text:p>
      <text:p text:style-name="P4">}</text:p>
      <text:p text:style-name="P4"/>
      <text:p text:style-name="P4">int Lca(int u,int v){</text:p>
      <text:p text:style-name="P4"><text:s text:c="4"/>if(dep[u]&gt;dep[v])swap(u,v); <text:s text:c="7"/>//定u为靠近根的点</text:p>
      <text:p text:style-name="P4"><text:s text:c="4"/>for(int k=maxl-1;k&gt;=0;--k){</text:p>
      <text:p text:style-name="P4"><text:s text:c="8"/>if((dep[v]-dep[u])&amp;(1&lt;&lt;k))v=fa[k][v];</text:p>
      <text:p text:style-name="P4"><text:s text:c="4"/>}</text:p>
      <text:p text:style-name="P4"><text:s text:c="4"/>if(u==v)return u; <text:s text:c="15"/>//u为v的根</text:p>
      <text:p text:style-name="P4"><text:s text:c="4"/>for(int k=maxl-1;k&gt;=0;--k){</text:p>
      <text:p text:style-name="P4"><text:s text:c="8"/>if(fa[k][u]!=fa[k][v]){</text:p>
      <text:p text:style-name="P4"><text:s text:c="12"/>u=fa[k][u];</text:p>
      <text:p text:style-name="P4"><text:s text:c="12"/>v=fa[k][v];</text:p>
      <text:p text:style-name="P4"><text:s text:c="8"/>}</text:p>
      <text:p text:style-name="P4"><text:s text:c="4"/>}</text:p>
      <text:p text:style-name="P4"><text:s text:c="4"/>return fa[0][u];</text:p>
      <text:p text:style-name="P4">}</text:p>
      <text:p text:style-name="P4"/>
      <text:p text:style-name="P4"/>
      <text:p text:style-name="P4"/>
      <text:p text:style-name="P6"><text:soft-page-break/><text:span text:style-name="T6">离线</text:span><text:span text:style-name="T5">Tarjan</text:span><text:span text:style-name="T6">的做法主要是防止由于每个点对可能被询问多次，导致每次求都需要 </text:span><text:span text:style-name="T5">logn </text:span><text:span text:style-name="T6">的时间，会超时，所以离线来一并处理所有的询问。</text:span></text:p>
      <text:p text:style-name="P3"><text:span text:style-name="T5">Tarjan</text:span><text:span text:style-name="T6">的做法是通过递归到最底层，然后开始不断递归回去合并并查集，这样就能够在访问完每个点之后赋值它有关切另一个点已经被访问过的询问。</text:span></text:p>
      <text:p text:style-name="P5">#include&lt;stdio.h&gt; <text:s text:c="7"/>//差不多要这些头文件</text:p>
      <text:p text:style-name="P5">#include&lt;string.h&gt;</text:p>
      <text:p text:style-name="P5">#include&lt;vector&gt;</text:p>
      <text:p text:style-name="P5">#include&lt;algorithm&gt;</text:p>
      <text:p text:style-name="P5">using namespace std;</text:p>
      <text:p text:style-name="P5"/>
      <text:p text:style-name="P5">const int maxn=1e5+5; <text:s text:c="3"/>//点数、边数、询问数</text:p>
      <text:p text:style-name="P5">const int maxm=2e5+5;</text:p>
      <text:p text:style-name="P5">const int maxq=1e4+5;</text:p>
      <text:p text:style-name="P5"/>
      <text:p text:style-name="P5">int n;</text:p>
      <text:p text:style-name="P5">int head[maxn],nxt[maxm],point[maxm],val[maxm],size;</text:p>
      <text:p text:style-name="P5">int vis[maxn],fa[maxn],dep[maxn],dis[maxn];</text:p>
      <text:p text:style-name="P5">int ans[maxq];</text:p>
      <text:p text:style-name="P5">vector&lt;pair&lt;int,int&gt; &gt;v[maxn]; <text:s text:c="3"/>//记录询问、问题编号</text:p>
      <text:p text:style-name="P5"/>
      <text:p text:style-name="P5">void init(){</text:p>
      <text:p text:style-name="P5"><text:s text:c="4"/>memset(head,-1,sizeof(head));</text:p>
      <text:p text:style-name="P5"><text:s text:c="4"/>size=0;</text:p>
      <text:p text:style-name="P5"><text:s text:c="4"/>memset(vis,0,sizeof(vis));</text:p>
      <text:p text:style-name="P5"><text:s text:c="4"/>for(int i=1;i&lt;=n;++i){</text:p>
      <text:p text:style-name="P5"><text:s text:c="8"/>v[i].clear();</text:p>
      <text:p text:style-name="P5"><text:s text:c="8"/>fa[i]=i;</text:p>
      <text:p text:style-name="P5"><text:s text:c="4"/>}</text:p>
      <text:p text:style-name="P5"><text:s text:c="4"/>dis[1]=dep[1]=0;</text:p>
      <text:p text:style-name="P5">}</text:p>
      <text:p text:style-name="P5"/>
      <text:p text:style-name="P5">void add(int a,int b,int v){</text:p>
      <text:p text:style-name="P5"><text:s text:c="4"/>point[size]=b;</text:p>
      <text:p text:style-name="P5"><text:s text:c="4"/>val[size]=v;</text:p>
      <text:p text:style-name="P5"><text:s text:c="4"/>nxt[size]=head[a];</text:p>
      <text:p text:style-name="P5"><text:s text:c="4"/>head[a]=size++;</text:p>
      <text:p text:style-name="P5"><text:s text:c="4"/>point[size]=a;</text:p>
      <text:p text:style-name="P5"><text:s text:c="4"/>val[size]=v;</text:p>
      <text:p text:style-name="P5"><text:s text:c="4"/>nxt[size]=head[b];</text:p>
      <text:p text:style-name="P5"><text:soft-page-break/><text:s text:c="4"/>head[b]=size++;</text:p>
      <text:p text:style-name="P5">}</text:p>
      <text:p text:style-name="P5"/>
      <text:p text:style-name="P5">int find(int x){</text:p>
      <text:p text:style-name="P5"><text:s text:c="4"/>return x==fa[x]?x:fa[x]=find(fa[x]);</text:p>
      <text:p text:style-name="P5">}</text:p>
      <text:p text:style-name="P5"/>
      <text:p text:style-name="P5">void Tarjan(int s,int pre){</text:p>
      <text:p text:style-name="P5"><text:s text:c="4"/>for(int i=head[s];~i;i=nxt[i]){</text:p>
      <text:p text:style-name="P5"><text:s text:c="8"/>int j=point[i];</text:p>
      <text:p text:style-name="P5"><text:s text:c="8"/>if(j!=pre){</text:p>
      <text:p text:style-name="P5"><text:s text:c="12"/>dis[j]=dis[s]+val[i];</text:p>
      <text:p text:style-name="P5"><text:s text:c="12"/>dep[j]=dep[s]+1;</text:p>
      <text:p text:style-name="P5"><text:s text:c="12"/>Tarjan(j,s); <text:s text:c="15"/>//这里Tarjan的DPS操作必须在并查集合并之前，这样才能保证求lca的时候lca是每一小部分合并时的祖先节点，如果顺序交换，那么所有的查询都会得到 1 节点，就是错误的</text:p>
      <text:p text:style-name="P5"><text:s text:c="12"/>int x=find(j),y=find(s);</text:p>
      <text:p text:style-name="P5"><text:s text:c="12"/>if(x!=y)fa[x]=y;</text:p>
      <text:p text:style-name="P5"><text:s text:c="8"/>}</text:p>
      <text:p text:style-name="P5"><text:s text:c="4"/>}</text:p>
      <text:p text:style-name="P5"><text:s text:c="4"/>vis[s]=1;</text:p>
      <text:p text:style-name="P5"><text:s text:c="4"/>for(int i=0;i&lt;v[s].size();++i){</text:p>
      <text:p text:style-name="P5"><text:s text:c="8"/>int j=v[s][i].first;</text:p>
      <text:p text:style-name="P5"><text:s text:c="8"/>if(vis[j]){</text:p>
      <text:p text:style-name="P5"><text:s text:c="12"/>int lca=find(j);</text:p>
      <text:p text:style-name="P5"><text:s text:c="12"/>int id=v[s][i].second;</text:p>
      <text:p text:style-name="P5"><text:s text:c="12"/>ans[id]=lca; <text:s text:c="11"/>//这里视题目要求给答案赋值</text:p>
      <text:p text:style-name="P5"><text:s text:c="8"/>// <text:s text:c="3"/>ans[id]=dep[s]+dep[j]-2*dep[lca];</text:p>
      <text:p text:style-name="P5"><text:s text:c="8"/>// <text:s text:c="3"/>ans[id]=dis[s]+dis[j]-2*dis[lca];</text:p>
      <text:p text:style-name="P5"><text:s text:c="8"/>}</text:p>
      <text:p text:style-name="P5"><text:s text:c="4"/>}</text:p>
      <text:p text:style-name="P5">}</text:p>
      <text:p text:style-name="P5"/>
      <text:p text:style-name="P5">for(int i=1;i&lt;=k;++i){ <text:s text:c="7"/>//主函数中的主要部分</text:p>
      <text:p text:style-name="P5"><text:s text:c="4"/>int a,b;</text:p>
      <text:p text:style-name="P5"><text:s text:c="4"/>scanf("%d%d",&amp;a,&amp;b);</text:p>
      <text:p text:style-name="P5"><text:s text:c="4"/>v[a].push_back(make_pair(b,i)); <text:s text:c="7"/>//加问题的时候两个点都要加一次</text:p>
      <text:p text:style-name="P5"><text:s text:c="4"/>v[b].push_back(make_pair(a,i));</text:p>
      <text:p text:style-name="P5">}</text:p>
      <text:p text:style-name="P5">Tarjan(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Verdana, Helvetica, Arial"/>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Fallback" style:font-family-complex="'Droid Sans Fallback'"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text-align="center" style:justify-single-word="false"/>
      <style:text-properties style:text-underline-style="none"/>
    </style:style>
    <style:style style:name="MT1" style:family="text">
      <style:text-properties fo:font-variant="normal" fo:text-transform="none" fo:color="#000000" fo:letter-spacing="normal" style:font-name-asian="verdana" style:font-size-asian="10.5pt" style:font-style-asian="normal" style:font-weight-asian="bold"/>
    </style:style>
    <style:style style:name="MT2" style:family="text">
      <style:text-properties fo:font-variant="normal" fo:text-transform="none" fo:color="#000000" style:font-name="verdana" fo:font-size="10.5pt" fo:letter-spacing="normal" fo:font-style="normal" fo:font-weight="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h text:style-name="MP1" text:outline-level="1"><text:bookmark text:name="cb_post_title_url"/><text:span text:style-name="MT1">最近公共祖先问题（</text:span><text:span text:style-name="MT2">LCA</text:span><text:span text:style-name="MT1">）模板</text:span></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22:54:56.211136573</meta:creation-date>
    <dc:date>2015-10-12T23:15:34.128525153</dc:date>
    <meta:editing-duration>P0D</meta:editing-duration>
    <meta:editing-cycles>3</meta:editing-cycles>
    <meta:generator>LibreOffice/4.2.8.2$Linux_X86_64 LibreOffice_project/420m0$Build-2</meta:generator>
    <meta:document-statistic meta:table-count="0" meta:image-count="0" meta:object-count="0" meta:page-count="4" meta:paragraph-count="130" meta:word-count="855" meta:character-count="3423" meta:non-whitespace-character-count="2738"/>
  </office:meta>
</office:document-meta>
</file>